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arch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archer.search( Query que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earch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earcher.setSortField( String field ,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archer.addDirectory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